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39530"/>
    </style:style>
    <style:style style:name="P2" style:family="paragraph" style:parent-style-name="Standard">
      <style:paragraph-properties fo:line-height="100%" fo:text-align="justify" style:justify-single-word="false"/>
      <style:text-properties officeooo:paragraph-rsid="00039530"/>
    </style:style>
    <style:style style:name="P3" style:family="paragraph" style:parent-style-name="Standard">
      <style:paragraph-properties fo:line-height="100%"/>
      <style:text-properties officeooo:paragraph-rsid="00039530"/>
    </style:style>
    <style:style style:name="P4" style:family="paragraph" style:parent-style-name="Standard">
      <style:paragraph-properties fo:line-height="100%"/>
      <style:text-properties style:font-name="Times New Roman" fo:font-size="12pt" officeooo:paragraph-rsid="00039530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officeooo:paragraph-rsid="00039530" style:font-size-asian="12pt" style:font-name-complex="Times New Roman1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4pt" officeooo:paragraph-rsid="00039530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paragraph-rsid="00039530" style:font-size-asian="14pt" style:font-name-complex="Times New Roman1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39530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5ad6e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052163" officeooo:paragraph-rsid="00052163"/>
    </style:style>
    <style:style style:name="P11" style:family="paragraph" style:parent-style-name="Standard" style:master-page-name="Standard">
      <style:paragraph-properties fo:line-height="100%" fo:text-align="justify" style:justify-single-word="false" style:page-number="auto"/>
      <style:text-properties officeooo:paragraph-rsid="00039530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3953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39530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3d3c3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39530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officeooo:rsid="0003d3c3" style:font-size-asian="12pt" style:font-weight-asian="bold" style:font-name-complex="Times New Roman1" style:font-size-complex="12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a3953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b3518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bdda8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3d3c3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5574c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5ad6e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6248e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0815f6" style:font-size-asian="14pt" style:font-name-complex="Times New Roman1" style:font-size-complex="14pt"/>
    </style:style>
    <style:style style:name="T19" style:family="text">
      <style:text-properties style:text-position="super 58%" style:font-name="Times New Roman" fo:font-size="12pt" officeooo:rsid="001a3953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100"/></text:span><text:span text:style-name="T2">FELEX</text:span><text:span text:style-name="T1"> <text:s/>K <text:s text:c="2"/>K</text:span><text:span text:style-name="T2">EMBOI,</text:span></text:p>
      <text:p text:style-name="P2"><text:span text:style-name="T1"><text:s text:c="100"/>P.O <text:s/>BOX </text:span><text:span text:style-name="T2">650</text:span><text:span text:style-name="T1">,</text:span></text:p>
      <text:p text:style-name="P2"><text:span text:style-name="T1"><text:s text:c="100"/></text:span><text:span text:style-name="T2">ITEN</text:span><text:span text:style-name="T1">.</text:span></text:p>
      <text:p text:style-name="P2"><text:span text:style-name="T1"><text:s text:c="100"/>PHONE:</text:span><text:span text:style-name="T2">0722116291</text:span><text:span text:style-name="T1">.</text:span></text:p>
      <text:p text:style-name="P2"><text:span text:style-name="T1"><text:s text:c="100"/>EMAIL: </text:span><text:span text:style-name="T2">felokemboi10</text:span><text:a xlink:type="simple" xlink:href="mailto:robakimag@gmail.com" text:style-name="Internet_20_link" text:visited-style-name="Visited_20_Internet_20_Link"><text:span text:style-name="T1">@gmail.com</text:span></text:a></text:p>
      <text:p text:style-name="P2"><text:span text:style-name="T1"><text:s text:c="100"/></text:span><text:span text:style-name="T3">26</text:span><text:span text:style-name="T19">st </text:span><text:span text:style-name="T1"><text:s/></text:span><text:span text:style-name="T2">APRIL,</text:span><text:span text:style-name="T1">201</text:span><text:span text:style-name="T2">8</text:span><text:span text:style-name="T9">.</text:span></text:p>
      <text:p text:style-name="P3"/>
      <text:p text:style-name="P4">HUMAN RESOURCE MANAGER,</text:p>
      <text:p text:style-name="P3"><text:span text:style-name="T3">CP CIM-POOL AG /MSS Ltd</text:span></text:p>
      <text:p text:style-name="P3"><text:span text:style-name="T4">MOMBASA</text:span><text:span text:style-name="T1">.</text:span></text:p>
      <text:p text:style-name="P5"/>
      <text:p text:style-name="P7">Dear: <text:s/>Sir /Madam</text:p>
      <text:p text:style-name="P7"/>
      <text:p text:style-name="P1"><text:span text:style-name="T5"><text:s text:c="2"/></text:span><text:span text:style-name="T6">RE: APPLICATION </text:span><text:span text:style-name="T8">TO BE </text:span><text:span text:style-name="T6"><text:s/></text:span><text:span text:style-name="T7">A SOFTWARE DEVELOPER</text:span></text:p>
      <text:p text:style-name="P8"><text:span text:style-name="T10">I am writing this letter to express my interest in </text:span><text:span text:style-name="T11">working as a</text:span><text:span text:style-name="T12"> </text:span><text:span text:style-name="T14">software developer in your company</text:span><text:span text:style-name="T10">.</text:span></text:p>
      <text:p text:style-name="P8"><text:span text:style-name="T10">I am a third year student at Technical University of Mombasa,pursuing bachelor of </text:span><text:bookmark text:name="_GoBack"/><text:span text:style-name="T10">science in </text:span><text:span text:style-name="T12">Statistics and </text:span><text:span text:style-name="T15">C</text:span><text:span text:style-name="T12">omputer Science</text:span><text:span text:style-name="T10">. Hardworking is one of my traits. I </text:span><text:span text:style-name="T14">have been learning python development for a while now.</text:span><text:span text:style-name="T16"> </text:span><text:span text:style-name="T14">Currently I am developing my projects using Django(web development framework using python).Object oriented is heavily implemented in the framework I use.</text:span><text:span text:style-name="T16"> </text:span><text:span text:style-name="T14">For the last two years, </text:span><text:span text:style-name="T18">I</text:span><text:span text:style-name="T14"> have been an active member of SwahiliBox,a community technology hub <text:s/></text:span><text:span text:style-name="T17">based</text:span><text:span text:style-name="T14"> in Mombasa .With this </text:span><text:span text:style-name="T10">I believe I am excellent and fit for </text:span><text:span text:style-name="T14">the</text:span><text:span text:style-name="T10"> </text:span><text:span text:style-name="T12">position</text:span><text:span text:style-name="T17">.</text:span></text:p>
      <text:p text:style-name="P9"><text:span text:style-name="T10">Working with </text:span><text:span text:style-name="T13">you </text:span><text:span text:style-name="T10"><text:s/>will enable me </text:span><text:span text:style-name="T13">to up my </text:span><text:span text:style-name="T10"><text:s/>skills.</text:span><text:span text:style-name="T16"> </text:span><text:span text:style-name="T10">I believe after reviewing my application you will consider me for </text:span><text:span text:style-name="T13">the position</text:span><text:span text:style-name="T10">. I look forward to hearing from you at your earliest convenience. Thank you for your time and consideration.</text:span></text:p>
      <text:p text:style-name="P9"><text:span text:style-name="T16">Attached is my CV</text:span></text:p>
      <text:p text:style-name="P10"><text:span text:style-name="T10">(salary expectation is 30000)</text:span></text:p>
      <text:p text:style-name="P6">Yours, faithfully</text:p>
      <text:p text:style-name="P8"><text:span text:style-name="T13">Felex kemboi</text:span><text:span text:style-name="T10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02:25.618434351</meta:creation-date>
    <dc:date>2018-04-26T13:07:25.264830351</dc:date>
    <meta:editing-duration>PT31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89" meta:character-count="1771" meta:non-whitespace-character-count="988"/>
  </office:meta>
</office:document-meta>
</file>